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091in"/>
    </style:style>
    <style:style style:name="co3" style:family="table-column">
      <style:table-column-properties fo:break-before="auto" style:column-width="2.1866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1.4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ce3"/>
        <table:table-row table:style-name="ro1">
          <table:table-cell table:style-name="ce1" office:value-type="string" calcext:value-type="string">
            <text:p>Page</text:p>
          </table:table-cell>
          <table:table-cell table:style-name="ce1" office:value-type="string" calcext:value-type="string">
            <text:p>Comment</text:p>
          </table:table-cell>
          <table:table-cell table:style-name="ce1" office:value-type="string" calcext:value-type="string">
            <text:p>Rectification</text:p>
          </table:table-cell>
        </table:table-row>
        <table:table-row table:style-name="ro2">
          <table:table-cell table:style-name="ce2" office:value-type="string" calcext:value-type="string">
            <text:p>Title Page</text:p>
          </table:table-cell>
          <table:table-cell office:value-type="string" calcext:value-type="string">
            <text:p>Who would understand this title if they weren't already familiar with your work? See my comment below about the vagueness of "Generic entry". <text:s/>Is generic entry any old ordinary entry? <text:s/>A Case Study on ST" is vague too. Just say "The Case of ST </text:p>
          </table:table-cell>
          <table:table-cell table:style-name="ce2" office:value-type="string" calcext:value-type="string">
            <text:p>Changed title to “The Effect of Entry of Generic Antibiotics on Prescriptions of Antiboitics in the Ambulatory Care Settings The Case Study of Sulfamethozaxole-Trimethoprim” which is clearer and more in line with the language in the proposal</text:p>
          </table:table-cell>
        </table:table-row>
        <table:table-row table:style-name="ro3">
          <table:table-cell office:value-type="string" calcext:value-type="string">
            <text:p>ii</text:p>
          </table:table-cell>
          <table:table-cell office:value-type="string" calcext:value-type="string">
            <text:p>Generic entry" is vague. What entry is generic? What is generic entry? What</text:p>
            <text:p>enters? A drug doesn't have legs nor has any volition. Manufacturers enter.</text:p>
            <text:p>Say what you mean at least once in clear detail: entry of of at least one</text:p>
            <text:p>manufacturer of at least one generic version of an antibiotic on overall demand</text:p>
            <text:p>for the antibiotic, whether brand name or generic. Use the words that I wrote in</text:p>
            <text:p>the proposal. Don't fear or ignore the preposition. Befriend the preposition.</text:p>
          </table:table-cell>
          <table:table-cell table:style-name="Default" office:value-type="string" calcext:value-type="string">
            <text:p>See C1 rectification</text:p>
          </table:table-cell>
        </table:table-row>
        <table:table-row table:style-name="ro4">
          <table:table-cell office:value-type="string" calcext:value-type="string">
            <text:p>ii</text:p>
          </table:table-cell>
          <table:table-cell office:value-type="string" calcext:value-type="string">
            <text:p>Don't start a sentence, much less the first sentence of your thesis, with "Due to ..." Start with "Careful attention" to grab our attention. Also think about the (illogic) of the first sentence. Who must pay attention? Who or what has increased emphasis on antibiotic stewardship? </text:p>
          </table:table-cell>
          <table:table-cell table:style-name="ce8" office:value-type="string" calcext:value-type="string">
            <text:p>RETURN TO</text:p>
          </table:table-cell>
        </table:table-row>
        <table:table-row table:style-name="ro5">
          <table:table-cell office:value-type="string" calcext:value-type="string">
            <text:p>ii</text:p>
          </table:table-cell>
          <table:table-cell office:value-type="string" calcext:value-type="string">
            <text:p>We don't need to know that you have 90 percent confidence intervals in your</text:p>
            <text:p>Abstract.</text:p>
          </table:table-cell>
          <table:table-cell table:style-name="Default" office:value-type="string" calcext:value-type="string">
            <text:p>Removed confidence interval</text:p>
          </table:table-cell>
        </table:table-row>
        <table:table-row table:style-name="ro6">
          <table:table-cell office:value-type="string" calcext:value-type="string">
            <text:p>ii</text:p>
          </table:table-cell>
          <table:table-cell office:value-type="string" calcext:value-type="string">
            <text:p>If the reader isn't from the US, will she know what FDA stands for? Spell it out.</text:p>
          </table:table-cell>
          <table:table-cell office:value-type="string" calcext:value-type="string">
            <text:p>Wrote out FDA title in abstract and first time used in paper</text:p>
          </table:table-cell>
        </table:table-row>
        <table:table-row table:style-name="ro7">
          <table:table-cell office:value-type="string" calcext:value-type="string">
            <text:p>ii</text:p>
          </table:table-cell>
          <table:table-cell office:value-type="string" calcext:value-type="string">
            <text:p>Minimize the use of "I" in scientific writing. For example, say "If a patient has at</text:p>
            <text:p>least one diagnosis of a medical condition for which the Food and Drug Administration of the U.S. has approved the use of sulfamethoxazole-tremethoprim, the probability that the patient is prescribed the antibiotic initially</text:p>
            <text:p>increases, on average, an estimated 1.88 percentage points in the first month during which the generic version of the antibiotic is available for sale.</text:p>
          </table:table-cell>
          <table:table-cell office:value-type="string" calcext:value-type="string">
            <text:p>Reworded sentence in abstract and will be rewording rest of the uses throughout thesis </text:p>
          </table:table-cell>
        </table:table-row>
        <table:table-row table:style-name="ro6">
          <table:table-cell office:value-type="string" calcext:value-type="string">
            <text:p>ii</text:p>
          </table:table-cell>
          <table:table-cell office:value-type="string" calcext:value-type="string">
            <text:p>You could also use a more active voice and talk about a doctor doing the prescribing. </text:p>
          </table:table-cell>
          <table:table-cell office:value-type="string" calcext:value-type="string">
            <text:p>used wording more consistent with scientific writing</text:p>
          </table:table-cell>
        </table:table-row>
        <table:table-row table:style-name="ro5">
          <table:table-cell office:value-type="string" calcext:value-type="string">
            <text:p>ii </text:p>
          </table:table-cell>
          <table:table-cell office:value-type="string" calcext:value-type="string">
            <text:p>The point above is that you don't need to write, "I estimate and [sic] increase of 1,88 percentage points." </text:p>
          </table:table-cell>
          <table:table-cell office:value-type="string" calcext:value-type="string">
            <text:p>ok</text:p>
          </table:table-cell>
        </table:table-row>
        <table:table-row table:style-name="ro8">
          <table:table-cell office:value-type="string" calcext:value-type="string">
            <text:p>ii</text:p>
          </table:table-cell>
          <table:table-cell office:value-type="string" calcext:value-type="string">
            <text:p>Is sulfamethoxazole-tremethoprim</text:p>
            <text:p>a proper noun? I think it shouldn't</text:p>
            <text:p>be capitalized. Only the brand</text:p>
            <text:p>names should be capitalized. The</text:p>
            <text:p>capital letters will tire the reader;</text:p>
            <text:p>the capital letters are like mental</text:p>
            <text:p>high beams that we don't need.</text:p>
          </table:table-cell>
          <table:table-cell office:value-type="string" calcext:value-type="string">
            <text:p>Changed name to be in lower case throughout the paper</text:p>
          </table:table-cell>
        </table:table-row>
        <table:table-row table:style-name="ro9">
          <table:table-cell office:value-type="float" office:value="1" calcext:value-type="float">
            <text:p>1</text:p>
          </table:table-cell>
          <table:table-cell office:value-type="string" calcext:value-type="string">
            <text:p>Rephrase the first sentence. What the nature of antibiotic effectiveness is not fully internalized? You're using too</text:p>
            <text:p>Many words; the concept is</text:p>
            <text:p>Simpler.</text:p>
          </table:table-cell>
          <table:table-cell/>
        </table:table-row>
        <table:table-row table:style-name="ro5">
          <table:table-cell office:value-type="float" office:value="1" calcext:value-type="float">
            <text:p>1</text:p>
          </table:table-cell>
          <table:table-cell office:value-type="string" calcext:value-type="string">
            <text:p>Do you need to capitalize ST? It is too visually noisy. We</text:p>
            <text:p>don't capitalize Oxygen; we just say oxygen.</text:p>
          </table:table-cell>
          <table:table-cell/>
        </table:table-row>
        <table:table-row table:style-name="ro1">
          <table:table-cell office:value-type="float" office:value="1" calcext:value-type="float">
            <text:p>1</text:p>
          </table:table-cell>
          <table:table-cell office:value-type="string" calcext:value-type="string">
            <text:p>Reword.</text:p>
          </table:table-cell>
          <table:table-cell/>
        </table:table-row>
        <table:table-row table:style-name="ro10">
          <table:table-cell office:value-type="float" office:value="1" calcext:value-type="float">
            <text:p>1</text:p>
          </table:table-cell>
          <table:table-cell office:value-type="string" calcext:value-type="string">
            <text:p>You're not answering the final question if you only</text:p>
            <text:p>analyze the entry of one</text:p>
            <text:p>Generic antibiotic.</text:p>
          </table:table-cell>
          <table:table-cell/>
        </table:table-row>
        <table:table-row table:style-name="ro10">
          <table:table-cell office:value-type="float" office:value="1" calcext:value-type="float">
            <text:p>1</text:p>
          </table:table-cell>
          <table:table-cell office:value-type="string" calcext:value-type="string">
            <text:p>The generic counterpart</text:p>
            <text:p>isn't of ST. The generic</text:p>
            <text:p>counterpart is of the brand</text:p>
            <text:p>names, such as Bactrim.</text:p>
          </table:table-cell>
          <table:table-cell/>
        </table:table-row>
        <table:table-row table:style-name="ro1">
          <table:table-cell office:value-type="float" office:value="2" calcext:value-type="float">
            <text:p>2</text:p>
          </table:table-cell>
          <table:table-cell office:value-type="string" calcext:value-type="string">
            <text:p>Eliminate "I". Focus on the result.</text:p>
          </table:table-cell>
          <table:table-cell/>
        </table:table-row>
        <table:table-row table:style-name="ro2">
          <table:table-cell office:value-type="float" office:value="2" calcext:value-type="float">
            <text:p>2</text:p>
          </table:table-cell>
          <table:table-cell office:value-type="string" calcext:value-type="string">
            <text:p>Your (our) big result is what happens during the month when entry occurs. After additional</text:p>
            <text:p>thought, should we also know what happens after a year, two years, etc? Do people care what happens in the first month I must take most, if not all, of the responsibility here for not realizing or pushing you to analyze what happens beyond the first month.</text:p>
          </table:table-cell>
          <table:table-cell/>
        </table:table-row>
        <table:table-row table:style-name="ro9">
          <table:table-cell office:value-type="float" office:value="2" calcext:value-type="float">
            <text:p>2</text:p>
          </table:table-cell>
          <table:table-cell office:value-type="string" calcext:value-type="string">
            <text:p>This introduction isn't informative enough and doesn't help much to put your research objective into too much context. You don't even make the connection between it and the hastened demise of the effectiveness of an antibiotic.</text:p>
          </table:table-cell>
          <table:table-cell/>
        </table:table-row>
        <table:table-row table:style-name="ro2">
          <table:table-cell office:value-type="float" office:value="2" calcext:value-type="float">
            <text:p>2</text:p>
          </table:table-cell>
          <table:table-cell office:value-type="string" calcext:value-type="string">
            <text:p>The Introduction is almost the same as your Abstract except that you've added a paragraph with the Table of Contents. Put some context, some background,</text:p>
            <text:p>into the Introduction. Background is usually part of the Introduction unless the Background requires tremendous amounts of secondary information.</text:p>
          </table:table-cell>
          <table:table-cell/>
        </table:table-row>
        <table:table-row table:style-name="ro3">
          <table:table-cell office:value-type="float" office:value="2" calcext:value-type="float">
            <text:p>2</text:p>
          </table:table-cell>
          <table:table-cell office:value-type="string" calcext:value-type="string">
            <text:p>You need to make the Introduction interesting for a reason other than our concern about the possible inefficient demise of the effectiveness of antibiotics.</text:p>
            <text:p>What is known about the economics of generic drugs and patents that enable</text:p>
            <text:p>brand names? What's the possible connection between the entry of generic versions of an antibiotic and the hastened demise of the antibiotic's effectiveness? Although I wrote the proposal to Hayek, you seemed to have ignored the connections that I made there.</text:p>
          </table:table-cell>
          <table:table-cell/>
        </table:table-row>
        <table:table-row table:style-name="ro6">
          <table:table-cell office:value-type="float" office:value="2" calcext:value-type="float">
            <text:p>2</text:p>
          </table:table-cell>
          <table:table-cell office:value-type="string" calcext:value-type="string">
            <text:p>Don't you have a Table of Contents as a separate section of the thesis?</text:p>
          </table:table-cell>
          <table:table-cell/>
        </table:table-row>
        <table:table-row table:style-name="ro5">
          <table:table-cell office:value-type="float" office:value="2" calcext:value-type="float">
            <text:p>2</text:p>
          </table:table-cell>
          <table:table-cell office:value-type="string" calcext:value-type="string">
            <text:p>Why do you have Chapter 2 and Background</text:p>
            <text:p>as titles of this chapter? If you must, write</text:p>
            <text:p>Chapter 2: Background.</text:p>
          </table:table-cell>
          <table:table-cell/>
        </table:table-row>
        <table:table-row table:style-name="ro4">
          <table:table-cell office:value-type="float" office:value="3" calcext:value-type="float">
            <text:p>3</text:p>
          </table:table-cell>
          <table:table-cell office:value-type="string" calcext:value-type="string">
            <text:p>You've misused "nascent' or don't need to use it. Say</text:p>
            <text:p>it in plain English. Check the definition of "nascent".</text:p>
            <text:p>I'm not sure that you can say one thing is more</text:p>
            <text:p>nascent than another thing.</text:p>
          </table:table-cell>
          <table:table-cell/>
        </table:table-row>
        <table:table-row table:style-name="ro10">
          <table:table-cell office:value-type="float" office:value="3" calcext:value-type="float">
            <text:p>3</text:p>
          </table:table-cell>
          <table:table-cell office:value-type="string" calcext:value-type="string">
            <text:p>The info in this first page doesn't belong in</text:p>
            <text:p>the Introduction. Perhaps it doesn't even</text:p>
            <text:p>belong in Background. How relevant is the</text:p>
            <text:p>history for your thesis?</text:p>
          </table:table-cell>
          <table:table-cell/>
        </table:table-row>
        <table:table-row table:style-name="ro11">
          <table:table-cell office:value-type="float" office:value="4" calcext:value-type="float">
            <text:p>4</text:p>
          </table:table-cell>
          <table:table-cell office:value-type="string" calcext:value-type="string">
            <text:p>People don't put forth research, they conduct it. You don't need "lack thereof", which is two words. Say "usage or non-usage" of generic drugs. "Generic" is an adjective that modifies drug or antibiotic not usage. Is the first paragraph your literature review? It belongs in the Introduction, especially if no one has Separately estimated the effect of the entry of generic drugs on the probability that doctors prescribe them.</text:p>
          </table:table-cell>
          <table:table-cell/>
        </table:table-row>
        <table:table-row table:style-name="ro5">
          <table:table-cell office:value-type="float" office:value="4" calcext:value-type="float">
            <text:p>4</text:p>
          </table:table-cell>
          <table:table-cell office:value-type="string" calcext:value-type="string">
            <text:p>This sentence doesn't make sense. Do patients and physicians have different perceptions of the</text:p>
            <text:p>Effectiveness of generic Drugs?</text:p>
          </table:table-cell>
          <table:table-cell/>
        </table:table-row>
        <table:table-row table:style-name="ro5">
          <table:table-cell office:value-type="float" office:value="4" calcext:value-type="float">
            <text:p>4</text:p>
          </table:table-cell>
          <table:table-cell office:value-type="string" calcext:value-type="string">
            <text:p>Conclusions, not conlusions.</text:p>
            <text:p>You have many misspelled words</text:p>
            <text:p>and punctuation mistakes.</text:p>
          </table:table-cell>
          <table:table-cell/>
        </table:table-row>
        <table:table-row table:style-name="ro1">
          <table:table-cell office:value-type="float" office:value="5" calcext:value-type="float">
            <text:p>5</text:p>
          </table:table-cell>
          <table:table-cell office:value-type="string" calcext:value-type="string">
            <text:p>Huh?</text:p>
          </table:table-cell>
          <table:table-cell/>
        </table:table-row>
        <table:table-row table:style-name="ro5">
          <table:table-cell office:value-type="float" office:value="5" calcext:value-type="float">
            <text:p>5</text:p>
          </table:table-cell>
          <table:table-cell office:value-type="string" calcext:value-type="string">
            <text:p>What are the relevances of the studies that you've mentioned here for your research? I don't understand the relevance or read of there here.</text:p>
          </table:table-cell>
          <table:table-cell/>
        </table:table-row>
        <table:table-row table:style-name="ro4">
          <table:table-cell office:value-type="float" office:value="5" calcext:value-type="float">
            <text:p>5</text:p>
          </table:table-cell>
          <table:table-cell office:value-type="string" calcext:value-type="string">
            <text:p>You didn't focus on ST for simplicity. You focused on ST because you didn't have time to analyze other antibiotics and because generic counterparts of some brand-name antibiotics were available before 2006 or were available too close to 2016 and afterwards.</text:p>
          </table:table-cell>
          <table:table-cell/>
        </table:table-row>
        <table:table-row table:style-name="ro9">
          <table:table-cell office:value-type="float" office:value="5" calcext:value-type="float">
            <text:p>5</text:p>
          </table:table-cell>
          <table:table-cell office:value-type="string" calcext:value-type="string">
            <text:p>This chapter and the first one need to be combined. Some of the specific information about sulfamethoxazole-trimethoprim should be moved to the section about data sources and variables.</text:p>
          </table:table-cell>
          <table:table-cell/>
        </table:table-row>
        <table:table-row table:style-name="ro5">
          <table:table-cell office:value-type="float" office:value="5" calcext:value-type="float">
            <text:p>5</text:p>
          </table:table-cell>
          <table:table-cell office:value-type="string" calcext:value-type="string">
            <text:p>The font size for "Chapter 3" should not be smaller than</text:p>
            <text:p>the font size for "Economic Framework".</text:p>
          </table:table-cell>
          <table:table-cell/>
        </table:table-row>
        <table:table-row table:style-name="ro7">
          <table:table-cell/>
          <table:table-cell office:value-type="string" calcext:value-type="string">
            <text:p>You've</text:p>
            <text:p>omitted a</text:p>
            <text:p>detail.</text:p>
            <text:p>The</text:p>
            <text:p>patient</text:p>
            <text:p>has a</text:p>
            <text:p>diagnosis</text:p>
            <text:p>of illness</text:p>
            <text:p>that</text:p>
            <text:p>requires a</text:p>
            <text:p>Treatment.</text:p>
          </table:table-cell>
          <table:table-cell/>
        </table:table-row>
        <table:table-row table:style-name="ro4">
          <table:table-cell/>
          <table:table-cell office:value-type="string" calcext:value-type="string">
            <text:p>You don't have T treatments. You have</text:p>
            <text:p>treatment (or a set of treatments) with and</text:p>
            <text:p>without the antibiotic of interest. Your model</text:p>
            <text:p>is one of binary discrete choice. Keep it simple</text:p>
            <text:p>and in correspondence with our econometric</text:p>
            <text:p>model to come.</text:p>
          </table:table-cell>
          <table:table-cell/>
        </table:table-row>
        <table:table-row table:style-name="ro6">
          <table:table-cell/>
          <table:table-cell office:value-type="string" calcext:value-type="string">
            <text:p>Price of what? Price of the antibiotic</text:p>
            <text:p>or price of the overall treatment?</text:p>
          </table:table-cell>
          <table:table-cell/>
        </table:table-row>
        <table:table-row table:style-name="ro10">
          <table:table-cell office:value-type="float" office:value="6" calcext:value-type="float">
            <text:p>6</text:p>
          </table:table-cell>
          <table:table-cell office:value-type="string" calcext:value-type="string">
            <text:p>Please don't use</text:p>
            <text:p>the royal "we".</text:p>
            <text:p>You're the one</text:p>
            <text:p>doing this here.</text:p>
          </table:table-cell>
          <table:table-cell/>
        </table:table-row>
        <table:table-row table:style-name="ro9">
          <table:table-cell/>
          <table:table-cell office:value-type="string" calcext:value-type="string">
            <text:p>Do you have</text:p>
            <text:p>any hospital</text:p>
            <text:p>or doctor</text:p>
            <text:p>characteristics</text:p>
            <text:p>?</text:p>
          </table:table-cell>
          <table:table-cell/>
        </table:table-row>
        <table:table-row table:style-name="ro10">
          <table:table-cell/>
          <table:table-cell office:value-type="string" calcext:value-type="string">
            <text:p>What is "D"? "s" is an index not a</text:p>
            <text:p>value that D takes. Was my model</text:p>
            <text:p>not clear? Just simplify it but follow</text:p>
            <text:p>it.</text:p>
          </table:table-cell>
          <table:table-cell/>
        </table:table-row>
        <table:table-row table:style-name="ro11">
          <table:table-cell/>
          <table:table-cell office:value-type="string" calcext:value-type="string">
            <text:p>Please refer to my paper</text:p>
            <text:p>about the incidence of the use</text:p>
            <text:p>of silt fences on residential</text:p>
            <text:p>lots. It is a logit model. But</text:p>
            <text:p>the theoretical setup should</text:p>
            <text:p>help you. D can't equal s. It</text:p>
            <text:p>makes now sense. You also</text:p>
            <text:p>haven't defined D. Is D</text:p>
            <text:p>demand? Is D a decision?</text:p>
          </table:table-cell>
          <table:table-cell/>
        </table:table-row>
        <table:table-row table:style-name="ro1" table:number-rows-repeated="1048536">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6">00/00/0000</text:date>, <text:time style:data-style-name="N2" text:time-value="11:57:59.3225016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25T18:38:07.958720754</meta:creation-date>
    <dc:date>2020-07-26T12:47:33.437151389</dc:date>
    <meta:editing-duration>PT24M55S</meta:editing-duration>
    <meta:editing-cycles>4</meta:editing-cycles>
    <meta:generator>LibreOffice/6.3.5.2$Linux_X86_64 LibreOffice_project/30$Build-2</meta:generator>
    <meta:document-statistic meta:table-count="1" meta:cell-count="82" meta:object-count="0"/>
  </office:meta>
</office:document-meta>
</file>